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035cm" svg:stroke-color="#000000" draw:marker-start-width="0.252cm" draw:marker-end-width="0.252cm" draw:fill="none" draw:fill-color="#e6e6ff" draw:textarea-vertical-align="middle" fo:padding-top="0.142cm" fo:padding-bottom="0.142cm" fo:padding-left="0.267cm" fo:padding-right="0.267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 style:family="graphic" style:parent-style-name="standard">
      <style:graphic-properties draw:stroke="solid" svg:stroke-color="#000000" draw:fill="none" draw:fill-color="#ffffff" draw:textarea-horizontal-align="left" draw:auto-grow-height="true" draw:auto-grow-width="true" fo:min-height="0.395cm" fo:min-width="1.59cm"/>
    </style:style>
    <style:style style:name="gr5" style:family="graphic" style:parent-style-name="standard">
      <style:graphic-properties draw:stroke="solid" svg:stroke-color="#000000" draw:fill="none" draw:fill-color="#ffffff" draw:textarea-horizontal-align="center" draw:textarea-vertical-align="middle" draw:auto-grow-height="true" draw:auto-grow-width="true" fo:min-height="0.395cm" fo:min-width="1.59cm"/>
    </style:style>
    <style:style style:name="gr6" style:family="graphic" style:parent-style-name="standard">
      <style:graphic-properties draw:stroke="solid" svg:stroke-width="0cm" svg:stroke-color="#000000" draw:marker-start-width="0.173cm" draw:marker-end-width="0.173cm" draw:fill="none" draw:fill-color="#ffffff" draw:textarea-horizontal-align="center" draw:textarea-vertical-align="middle" draw:auto-grow-height="true" draw:auto-grow-width="false" fo:min-height="0.395cm" fo:min-width="0cm" fo:padding-top="0.116cm" fo:padding-bottom="0.116cm" fo:padding-left="0.241cm" fo:padding-right="0.241cm"/>
    </style:style>
    <style:style style:name="gr7" style:family="graphic" style:parent-style-name="standard">
      <style:graphic-properties draw:stroke="solid" svg:stroke-color="#000000" draw:fill="none" draw:fill-color="#ffffff" draw:textarea-horizontal-align="center" draw:textarea-vertical-align="middle" draw:auto-grow-height="true" draw:auto-grow-width="false" fo:min-height="0.395cm" fo:min-width="0cm"/>
    </style:style>
    <style:style style:name="gr8" style:family="graphic" style:parent-style-name="standard">
      <style:graphic-properties draw:stroke="solid" svg:stroke-color="#000000" draw:fill="none" draw:fill-color="#ffffff" draw:textarea-horizontal-align="center" draw:textarea-vertical-align="middle" draw:auto-grow-height="true" draw:auto-grow-width="false" fo:min-height="0.426cm" fo:min-width="0cm"/>
    </style:style>
    <style:style style:name="gr9" style:family="graphic" style:parent-style-name="standard">
      <style:graphic-properties draw:stroke="solid" svg:stroke-color="#000000" draw:fill="none" draw:fill-color="#ffffff" draw:textarea-horizontal-align="center" draw:textarea-vertical-align="middle" draw:auto-grow-height="true" draw:auto-grow-width="false" fo:min-height="0.395cm" fo:min-width="2.868cm"/>
    </style:style>
    <style:style style:name="gr10" style:family="graphic" style:parent-style-name="standard">
      <style:graphic-properties draw:stroke="solid" svg:stroke-color="#000000" draw:fill="none" draw:fill-color="#ffffff" draw:textarea-horizontal-align="left" draw:auto-grow-height="true" draw:auto-grow-width="false" fo:min-height="0.395cm" fo:min-width="0cm"/>
    </style:style>
    <style:style style:name="gr11" style:family="graphic" style:parent-style-name="standard">
      <style:graphic-properties draw:stroke="solid" svg:stroke-color="#000000" draw:fill="none" draw:fill-color="#ffffff" draw:textarea-horizontal-align="center" draw:textarea-vertical-align="middle" draw:auto-grow-height="true" draw:auto-grow-width="false" fo:min-height="0.7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395cm" fo:min-width="1.767cm"/>
    </style:style>
    <style:style style:name="gr14" style:family="graphic" style:parent-style-name="standard">
      <style:graphic-properties svg:stroke-color="#000000" draw:fill-color="#000000"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395cm" fo:min-width="0.493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1.141cm"/>
    </style:style>
    <style:style style:name="gr17" style:family="graphic" style:parent-style-name="standard">
      <style:graphic-properties draw:stroke="none" svg:stroke-color="#000000" draw:fill="none" draw:fill-color="#ffffff" draw:textarea-horizontal-align="left" draw:auto-grow-height="true" draw:auto-grow-width="true" fo:min-height="0.395cm" fo:min-width="1.475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0.904cm"/>
    </style:style>
    <style:style style:name="gr19" style:family="graphic" style:parent-style-name="standard">
      <style:graphic-properties draw:stroke="none" svg:stroke-color="#000000" draw:fill="none" draw:fill-color="#ffffff" draw:textarea-horizontal-align="left" draw:auto-grow-height="true" draw:auto-grow-width="true" fo:min-height="0.395cm" fo:min-width="6.479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082cm"/>
    </style:style>
    <style:style style:name="gr21" style:family="graphic" style:parent-style-name="standard">
      <style:graphic-properties draw:stroke="solid" svg:stroke-color="#000000" draw:fill="none" draw:fill-color="#ffffff" draw:textarea-horizontal-align="left" draw:auto-grow-height="true" draw:auto-grow-width="true" fo:min-height="0.395cm" fo:min-width="1.924cm"/>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7.017cm"/>
    </style:style>
    <style:style style:name="gr23" style:family="graphic" style:parent-style-name="standard">
      <style:graphic-properties draw:stroke="solid" svg:stroke-color="#000000" draw:fill="none" draw:fill-color="#ffffff" draw:textarea-horizontal-align="left" draw:auto-grow-height="true" draw:auto-grow-width="true" fo:min-height="0.395cm" fo:min-width="0.531cm"/>
    </style:style>
    <style:style style:name="gr24" style:family="graphic" style:parent-style-name="standard">
      <style:graphic-properties draw:stroke="none" svg:stroke-color="#000000" draw:fill="none" draw:fill-color="#ffffff" draw:textarea-horizontal-align="left" draw:auto-grow-height="true" draw:auto-grow-width="true" fo:min-height="0.395cm" fo:min-width="1.492cm"/>
    </style:style>
    <style:style style:name="gr25" style:family="graphic" style:parent-style-name="standard">
      <style:graphic-properties draw:stroke="solid" svg:stroke-color="#000000" draw:fill="none" draw:fill-color="#ffffff" draw:textarea-horizontal-align="left" draw:auto-grow-height="true" draw:auto-grow-width="true" fo:min-height="0.395cm" fo:min-width="0.925cm"/>
    </style:style>
    <style:style style:name="gr26" style:family="graphic" style:parent-style-name="standard">
      <style:graphic-properties draw:fill="solid" draw:fill-color="#ffffff" draw:textarea-horizontal-align="justify" draw:textarea-vertical-align="middle" draw:auto-grow-height="false" fo:min-height="0cm" fo:min-width="0cm" fo:wrap-option="no-wrap"/>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5.573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7.478cm"/>
    </style:style>
    <style:style style:name="gr29" style:family="graphic" style:parent-style-name="standard">
      <style:graphic-properties draw:stroke="none" svg:stroke-color="#000000" draw:fill="none" draw:fill-color="#ffffff" draw:textarea-horizontal-align="left" draw:auto-grow-height="true" draw:auto-grow-width="false" fo:min-height="0.869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552cm" fo:min-width="2.03cm"/>
    </style:style>
    <style:style style:name="gr31" style:family="graphic" style:parent-style-name="standard">
      <style:graphic-properties draw:stroke="none" svg:stroke-color="#000000" draw:fill="none" draw:fill-color="#ffffff" draw:textarea-horizontal-align="left" draw:auto-grow-height="true" draw:auto-grow-width="true" fo:min-height="0.552cm" fo:min-width="1.729cm"/>
    </style:style>
    <style:style style:name="gr32" style:family="graphic" style:parent-style-name="standard">
      <style:graphic-properties draw:stroke="none" svg:stroke-color="#000000" draw:fill="none" draw:fill-color="#ffffff" draw:textarea-horizontal-align="left" draw:auto-grow-height="true" draw:auto-grow-width="true" fo:min-height="0.552cm" fo:min-width="2.165cm"/>
    </style:style>
    <style:style style:name="gr33" style:family="graphic" style:parent-style-name="standard">
      <style:graphic-properties draw:stroke="none" svg:stroke-color="#000000" draw:fill="none" draw:fill-color="#ffffff" draw:textarea-horizontal-align="left" draw:auto-grow-height="true" draw:auto-grow-width="true" fo:min-height="0.552cm" fo:min-width="3.071cm"/>
    </style:style>
    <style:style style:name="gr34" style:family="graphic" style:parent-style-name="standard">
      <style:graphic-properties draw:stroke="solid" svg:stroke-color="#000000" draw:fill="solid" draw:fill-color="#cfe7f5" draw:textarea-horizontal-align="left" draw:auto-grow-height="true" draw:auto-grow-width="true" fo:min-height="0.395cm" fo:min-width="2.28cm"/>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standard">
      <style:graphic-properties draw:stroke="dash" draw:stroke-dash="Ultrafine_20_Dashed" svg:stroke-color="#000000" draw:fill="solid" draw:fill-color="#ffffff" draw:textarea-horizontal-align="center" draw:textarea-vertical-align="middle" draw:auto-grow-height="true" draw:auto-grow-width="false" fo:min-height="0.552cm" fo:min-width="0cm"/>
    </style:style>
    <style:style style:name="gr37" style:family="graphic" style:parent-style-name="standard">
      <style:graphic-properties draw:stroke="solid" svg:stroke-color="#000000" draw:fill="none" draw:fill-color="#ffffff" draw:textarea-horizontal-align="center" draw:textarea-vertical-align="middle" draw:auto-grow-height="true" draw:auto-grow-width="false" fo:min-height="0.407cm" fo:min-width="0cm"/>
    </style:style>
    <style:style style:name="gr38" style:family="graphic" style:parent-style-name="standard">
      <style:graphic-properties draw:stroke="solid" svg:stroke-color="#000000" draw:fill="none" draw:fill-color="#ffffff" draw:textarea-horizontal-align="left" draw:auto-grow-height="true" draw:auto-grow-width="true" fo:min-height="0.395cm" fo:min-width="4.866cm"/>
    </style:style>
    <style:style style:name="gr39" style:family="graphic" style:parent-style-name="objectwithoutfill">
      <style:graphic-properties draw:stroke="dash" draw:stroke-dash="Fine_20_Dashed_20__28_var_29_" draw:marker-start="Circle" draw:marker-end="Arrow" draw:marker-end-width="0.3cm" draw:fill="none"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3.976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10pt" style:font-size-asian="10pt" style:font-size-complex="10pt"/>
    </style:style>
    <style:style style:name="P6" style:family="paragraph">
      <style:text-properties style:use-window-font-color="true" fo:font-family="Arial" style:font-style-name="Italic" style:font-family-generic="swiss" style:font-pitch="variable"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4pt" fo:font-style="italic" style:font-size-asian="14pt" style:font-style-asian="italic" style:font-size-complex="14pt" style:font-style-complex="italic"/>
    </style:style>
    <style:style style:name="P9" style:family="paragraph">
      <style:paragraph-properties fo:text-align="center">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agraph-properties fo:text-align="center"/>
      <style:text-properties fo:font-family="Arial" style:font-style-name="Italic" style:font-family-generic="swiss" style:font-pitch="variable" fo:font-size="10pt" style:font-size-asian="10pt" style:font-size-complex="10pt"/>
    </style:style>
    <style:style style:name="P11" style:family="paragraph">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style:use-window-font-color="true" fo:font-family="Arial" style:font-style-name="Italic" style:font-family-generic="swiss" style:font-pitch="variable" fo:font-size="10pt" style:font-size-asian="10pt" style:font-size-complex="10pt"/>
    </style:style>
    <style:style style:name="T3" style:family="text">
      <style:text-properties style:use-window-font-color="true" style:text-outline="false" style:text-line-through-style="none" fo:font-family="Arial" style:font-style-name="Italic" style:font-family-generic="swiss" style:font-pitch="variable" fo:font-size="10pt" fo:font-style="normal" fo:text-shadow="none" style:text-underline-style="none" fo:font-weight="normal" style:letter-kerning="true" style:font-family-asian="Menlo-Regular" style:font-size-asian="10pt" style:font-style-asian="normal" style:font-weight-asian="normal" style:font-family-complex="Menlo-Regular" style:font-size-complex="10pt" style:font-style-complex="normal" style:font-weight-complex="normal" style:text-emphasize="none" style:font-relief="none" style:text-overline-style="none" style:text-overline-color="font-color"/>
    </style:style>
    <style:style style:name="T4" style:family="text">
      <style:text-properties style:use-window-font-color="true" fo:font-size="10pt" style:font-size-asian="10pt" style:font-size-complex="10pt"/>
    </style:style>
    <style:style style:name="T5" style:family="text">
      <style:text-properties style:use-window-font-color="true" style:text-outline="false" style:text-line-through-style="none" fo:font-family="Menlo-Regular" fo:font-size="10pt" fo:font-style="normal" fo:text-shadow="none" style:text-underline-style="none" fo:font-weight="normal" style:letter-kerning="true" style:font-family-asian="Menlo-Regular" style:font-size-asian="10pt" style:font-style-asian="normal" style:font-weight-asian="normal" style:font-family-complex="Menlo-Regular" style:font-size-complex="10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Arial" style:font-style-name="Italic" style:font-family-generic="swiss" style:font-pitch="variable" fo:font-size="10pt" fo:font-style="normal" fo:text-shadow="none" style:text-underline-style="none" fo:font-weight="normal" style:letter-kerning="true" style:font-family-asian="Menlo-Regular" style:font-size-asian="10pt" style:font-style-asian="normal" style:font-weight-asian="normal" style:font-family-complex="Menlo-Regular" style:font-size-complex="10pt" style:font-style-complex="normal" style:font-weight-complex="normal" style:text-emphasize="none" style:font-relief="none" style:text-overline-style="none" style:text-overline-color="font-color"/>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family="Arial" style:font-style-name="Italic" style:font-family-generic="swiss" style:font-pitch="variable" fo:font-size="10pt" style:font-size-asian="10pt" style:font-size-complex="10pt"/>
    </style:style>
    <style:style style:name="T9"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rect draw:style-name="gr1" draw:text-style-name="P1" draw:layer="layout" svg:width="19cm" svg:height="12.1cm" svg:x="1.2cm" svg:y="2.3cm">
          <text:p/>
        </draw:rect>
        <draw:custom-shape draw:style-name="gr2" draw:text-style-name="P1" draw:layer="layout" svg:width="9.1cm" svg:height="4.1cm" svg:x="10.8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21.8cm" svg:y1="13.345cm" svg:x2="21.8cm" svg:y2="14.245cm">
          <text:p/>
        </draw:line>
        <draw:frame draw:style-name="gr4" draw:text-style-name="P2" draw:layer="layout" svg:width="2.09cm" svg:height="0.645cm" draw:transform="rotate (-1.57079632679579) translate (3.454cm 3.4cm)">
          <draw:text-box>
            <text:p><text:span text:style-name="T1">RabbitMQ</text:span></text:p>
          </draw:text-box>
        </draw:frame>
        <draw:frame draw:style-name="gr4" draw:text-style-name="P2" draw:layer="layout" svg:width="2.09cm" svg:height="0.645cm" draw:transform="rotate (-1.57079632679579) translate (4.223cm 3.4cm)">
          <draw:text-box>
            <text:p><text:span text:style-name="T1">Keystone</text:span></text:p>
          </draw:text-box>
        </draw:frame>
        <draw:frame draw:style-name="gr5" draw:text-style-name="P3" draw:layer="layout" svg:width="2.09cm" svg:height="0.645cm" draw:transform="rotate (-1.57079632679579) translate (4.97cm 3.4cm)">
          <draw:text-box>
            <text:p text:style-name="P1"><text:span text:style-name="T1">Glance</text:span></text:p>
          </draw:text-box>
        </draw:frame>
        <draw:frame draw:style-name="gr6" draw:text-style-name="P2" draw:layer="layout" svg:width="2.09cm" svg:height="0.627cm" draw:transform="rotate (-1.57079632679579) translate (6.401cm 3.4cm)">
          <draw:text-box>
            <text:p><text:span text:style-name="T1">Neutron</text:span></text:p>
          </draw:text-box>
        </draw:frame>
        <draw:frame draw:style-name="gr7" draw:text-style-name="P2" draw:layer="layout" svg:width="2.09cm" svg:height="0.645cm" draw:transform="rotate (-1.57079632679579) translate (7.142cm 3.4cm)">
          <draw:text-box>
            <text:p><text:span text:style-name="T1">Cinder</text:span></text:p>
          </draw:text-box>
        </draw:frame>
        <draw:frame draw:style-name="gr8" draw:text-style-name="P2" draw:layer="layout" svg:width="2.09cm" svg:height="0.676cm" draw:transform="rotate (-1.57079632679579) translate (7.9cm 3.4cm)">
          <draw:text-box>
            <text:p><text:span text:style-name="T1">Horizon</text:span></text:p>
          </draw:text-box>
        </draw:frame>
        <draw:frame draw:style-name="gr7" draw:text-style-name="P2" draw:layer="layout" svg:width="2.09cm" svg:height="0.645cm" draw:transform="rotate (-1.57079632679579) translate (2.7cm 3.4cm)">
          <draw:text-box>
            <text:p><text:span text:style-name="T1">MySQL</text:span></text:p>
          </draw:text-box>
        </draw:frame>
        <draw:frame draw:style-name="gr7" draw:text-style-name="P2" draw:layer="layout" svg:width="2.09cm" svg:height="0.645cm" draw:transform="rotate (-1.57079632679579) translate (5.686cm 3.4cm)">
          <draw:text-box>
            <text:p><text:span text:style-name="T1">Nova</text:span></text:p>
          </draw:text-box>
        </draw:frame>
        <draw:frame draw:style-name="gr7" draw:text-style-name="P5" draw:layer="layout" svg:width="5.88cm" svg:height="0.645cm" svg:x="2.02cm" svg:y="5.555cm">
          <draw:text-box>
            <text:p text:style-name="P4"><text:span text:style-name="T1">Docker engine</text:span></text:p>
          </draw:text-box>
        </draw:frame>
        <draw:frame draw:style-name="gr9" draw:text-style-name="P2" draw:layer="layout" svg:width="5.88cm" svg:height="0.645cm" svg:x="2.02cm" svg:y="6.3cm">
          <draw:text-box>
            <text:p><text:span text:style-name="T1">Ubuntu 14.04 LTS</text:span></text:p>
          </draw:text-box>
        </draw:frame>
        <draw:frame draw:style-name="gr10" draw:text-style-name="P2" draw:layer="layout" svg:width="2.7cm" svg:height="0.645cm" draw:transform="rotate (-1.57079632679579) translate (9.15cm 3.15cm)">
          <draw:text-box>
            <text:p><text:span text:style-name="T1">Neutron-ovs</text:span></text:p>
          </draw:text-box>
        </draw:frame>
        <draw:frame draw:style-name="gr10" draw:text-style-name="P2" draw:layer="layout" svg:width="2.7cm" svg:height="0.645cm" draw:transform="rotate (-1.57079632679579) translate (9.895cm 3.15cm)">
          <draw:text-box>
            <text:p><text:span text:style-name="T1">Neutron-L3</text:span></text:p>
          </draw:text-box>
        </draw:frame>
        <draw:frame draw:style-name="gr10" draw:text-style-name="P2" draw:layer="layout" svg:width="2.7cm" svg:height="0.645cm" draw:transform="rotate (-1.57079632679579) translate (10.65cm 3.15cm)">
          <draw:text-box>
            <text:p><text:span text:style-name="T1">Neutron-dhcp</text:span></text:p>
          </draw:text-box>
        </draw:frame>
        <draw:frame draw:style-name="gr10" draw:text-style-name="P2" draw:layer="layout" svg:width="2.7cm" svg:height="0.645cm" draw:transform="rotate (-1.57079632679579) translate (11.395cm 3.15cm)">
          <draw:text-box>
            <text:p><text:span text:style-name="T1">Neutron-meta</text:span></text:p>
          </draw:text-box>
        </draw:frame>
        <draw:frame draw:style-name="gr11" draw:text-style-name="P3" draw:layer="layout" svg:width="2.9cm" svg:height="1.039cm" svg:x="8.5cm" svg:y="5.9cm">
          <draw:text-box>
            <text:p text:style-name="P1"><text:span text:style-name="T1">Ubuntu</text:span></text:p>
            <text:p text:style-name="P1"><text:span text:style-name="T1">14.04 LTS</text:span></text:p>
          </draw:text-box>
        </draw:frame>
        <draw:frame draw:style-name="gr11" draw:text-style-name="P3" draw:layer="layout" svg:width="2.7cm" svg:height="1.039cm" svg:x="12cm" svg:y="5.901cm">
          <draw:text-box>
            <text:p text:style-name="P1"><text:span text:style-name="T1">Ubuntu</text:span></text:p>
            <text:p text:style-name="P1"><text:span text:style-name="T1">14.04 LTS</text:span></text:p>
          </draw:text-box>
        </draw:frame>
        <draw:frame draw:style-name="gr11" draw:text-style-name="P3" draw:layer="layout" svg:width="2.7cm" svg:height="1.039cm" svg:x="12cm" svg:y="4.8cm">
          <draw:text-box>
            <text:p text:style-name="P1"><text:span text:style-name="T1">Nova</text:span></text:p>
            <text:p text:style-name="P1"><text:span text:style-name="T1">Compute</text:span></text:p>
          </draw:text-box>
        </draw:frame>
        <draw:frame draw:style-name="gr11" draw:text-style-name="P3" draw:layer="layout" svg:width="2.7cm" svg:height="1.039cm" svg:x="15.3cm" svg:y="5.901cm">
          <draw:text-box>
            <text:p text:style-name="P1"><text:span text:style-name="T1">Ubuntu</text:span></text:p>
            <text:p text:style-name="P1"><text:span text:style-name="T1">14.04 LTS</text:span></text:p>
          </draw:text-box>
        </draw:frame>
        <draw:frame draw:style-name="gr11" draw:text-style-name="P3" draw:layer="layout" svg:width="2.7cm" svg:height="1.039cm" svg:x="15.3cm" svg:y="4.8cm">
          <draw:text-box>
            <text:p text:style-name="P1"><text:span text:style-name="T1">Cinder</text:span></text:p>
            <text:p text:style-name="P1"><text:span text:style-name="T1">Volume</text:span></text:p>
          </draw:text-box>
        </draw:frame>
        <draw:frame draw:style-name="gr12" draw:text-style-name="P2" draw:layer="layout" svg:width="2.267cm" svg:height="0.645cm" svg:x="4.3cm" svg:y="7.5cm">
          <draw:text-box>
            <text:p><text:span text:style-name="T1">10.0.0.0/24</text:span></text:p>
          </draw:text-box>
        </draw:frame>
        <draw:frame draw:style-name="gr13" draw:text-style-name="P2" draw:layer="layout" svg:width="2.267cm" svg:height="0.645cm" svg:x="14.5cm" svg:y="8.8cm">
          <draw:text-box>
            <text:p><text:span text:style-name="T1">10.0.9.0/24</text:span></text:p>
          </draw:text-box>
        </draw:frame>
        <draw:line draw:style-name="gr3" draw:text-style-name="P1" draw:layer="layout" svg:x1="6.427cm" svg:y1="7.8cm" svg:x2="16.7cm" svg:y2="7.8cm">
          <text:p/>
        </draw:line>
        <draw:line draw:style-name="gr3" draw:text-style-name="P1" draw:layer="layout" svg:x1="10.136cm" svg:y1="8.804cm" svg:x2="12.9cm" svg:y2="8.8cm">
          <text:p/>
        </draw:line>
        <draw:line draw:style-name="gr3" draw:text-style-name="P1" draw:layer="layout" svg:x1="13.717cm" svg:y1="8.815cm" svg:x2="17.5cm" svg:y2="8.8cm">
          <text:p/>
        </draw:line>
        <draw:line draw:style-name="gr3" draw:text-style-name="P1" draw:layer="layout" svg:x1="16cm" svg:y1="6.94cm" svg:x2="16cm" svg:y2="7.8cm">
          <text:p/>
        </draw:line>
        <draw:line draw:style-name="gr3" draw:text-style-name="P1" draw:layer="layout" svg:x1="17.2cm" svg:y1="6.94cm" svg:x2="17.2cm" svg:y2="8.8cm">
          <text:p/>
        </draw:line>
        <draw:line draw:style-name="gr3" draw:text-style-name="P1" draw:layer="layout" svg:x1="14.1cm" svg:y1="6.94cm" svg:x2="14.1cm" svg:y2="8.8cm">
          <text:p/>
        </draw:line>
        <draw:custom-shape draw:style-name="gr14" draw:text-style-name="P1" draw:layer="layout" svg:width="0.3cm" svg:height="0.3cm" svg:x="13.945cm" svg:y="8.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3cm" svg:height="0.3cm" svg:x="17.045cm" svg:y="8.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3cm" svg:height="0.3cm" svg:x="15.845cm" svg:y="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2.5cm" svg:y1="6.915cm" svg:x2="12.5cm" svg:y2="8.775cm">
          <text:p/>
        </draw:line>
        <draw:custom-shape draw:style-name="gr14" draw:text-style-name="P1" draw:layer="layout" svg:width="0.3cm" svg:height="0.3cm" svg:x="12.345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3.3cm" svg:y1="6.915cm" svg:x2="13.3cm" svg:y2="7.775cm">
          <text:p/>
        </draw:line>
        <draw:custom-shape draw:style-name="gr14" draw:text-style-name="P1" draw:layer="layout" svg:width="0.3cm" svg:height="0.3cm" svg:x="13.145cm" svg:y="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0.6cm" svg:y1="6.939cm" svg:x2="10.6cm" svg:y2="8.799cm">
          <text:p/>
        </draw:line>
        <draw:custom-shape draw:style-name="gr14" draw:text-style-name="P1" draw:layer="layout" svg:width="0.3cm" svg:height="0.3cm" svg:x="10.434cm" svg:y="8.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9.7cm" svg:y1="6.939cm" svg:x2="9.7cm" svg:y2="7.799cm">
          <text:p/>
        </draw:line>
        <draw:custom-shape draw:style-name="gr14" draw:text-style-name="P1" draw:layer="layout" svg:width="0.3cm" svg:height="0.3cm" svg:x="9.545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1cm" svg:y1="6.94cm" svg:x2="7.1cm" svg:y2="7.8cm">
          <text:p/>
        </draw:line>
        <draw:custom-shape draw:style-name="gr14" draw:text-style-name="P1" draw:layer="layout" svg:width="0.3cm" svg:height="0.3cm" svg:x="6.945cm" svg:y="7.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 draw:layer="layout" svg:width="2.267cm" svg:height="0.645cm" svg:x="10.5cm" svg:y="8.8cm">
          <draw:text-box>
            <text:p><text:span text:style-name="T1">10.0.1.0/24</text:span></text:p>
          </draw:text-box>
        </draw:frame>
        <draw:frame draw:style-name="gr15" draw:text-style-name="P2" draw:layer="layout" svg:width="0.993cm" svg:height="0.645cm" svg:x="7cm" svg:y="6.9cm">
          <draw:text-box>
            <text:p><text:span text:style-name="T1">.11</text:span></text:p>
          </draw:text-box>
        </draw:frame>
        <draw:frame draw:style-name="gr15" draw:text-style-name="P2" draw:layer="layout" svg:width="0.993cm" svg:height="0.645cm" svg:x="9.6cm" svg:y="6.9cm">
          <draw:text-box>
            <text:p><text:span text:style-name="T1">.21</text:span></text:p>
          </draw:text-box>
        </draw:frame>
        <draw:frame draw:style-name="gr15" draw:text-style-name="P2" draw:layer="layout" svg:width="0.993cm" svg:height="0.645cm" svg:x="10.5cm" svg:y="6.9cm">
          <draw:text-box>
            <text:p><text:span text:style-name="T1">.21</text:span></text:p>
          </draw:text-box>
        </draw:frame>
        <draw:frame draw:style-name="gr15" draw:text-style-name="P2" draw:layer="layout" svg:width="0.993cm" svg:height="0.645cm" svg:x="12.4cm" svg:y="6.9cm">
          <draw:text-box>
            <text:p><text:span text:style-name="T1">.31</text:span></text:p>
          </draw:text-box>
        </draw:frame>
        <draw:frame draw:style-name="gr15" draw:text-style-name="P2" draw:layer="layout" svg:width="0.993cm" svg:height="0.645cm" svg:x="13.2cm" svg:y="6.9cm">
          <draw:text-box>
            <text:p><text:span text:style-name="T1">.31</text:span></text:p>
          </draw:text-box>
        </draw:frame>
        <draw:frame draw:style-name="gr15" draw:text-style-name="P2" draw:layer="layout" svg:width="0.993cm" svg:height="0.645cm" svg:x="14cm" svg:y="6.9cm">
          <draw:text-box>
            <text:p><text:span text:style-name="T1">.31</text:span></text:p>
          </draw:text-box>
        </draw:frame>
        <draw:frame draw:style-name="gr15" draw:text-style-name="P2" draw:layer="layout" svg:width="0.993cm" svg:height="0.645cm" svg:x="15.9cm" svg:y="6.9cm">
          <draw:text-box>
            <text:p><text:span text:style-name="T1">.41</text:span></text:p>
          </draw:text-box>
        </draw:frame>
        <draw:frame draw:style-name="gr12" draw:text-style-name="P2" draw:layer="layout" svg:width="0.993cm" svg:height="0.645cm" svg:x="17.1cm" svg:y="6.9cm">
          <draw:text-box>
            <text:p><text:span text:style-name="T1">.41</text:span></text:p>
          </draw:text-box>
        </draw:frame>
        <draw:frame draw:style-name="gr16" draw:text-style-name="P2" draw:layer="layout" svg:width="1.641cm" svg:height="0.645cm" svg:x="4.6cm" svg:y="7.1cm">
          <draw:text-box>
            <text:p><text:span text:style-name="T1">Control</text:span></text:p>
          </draw:text-box>
        </draw:frame>
        <draw:frame draw:style-name="gr17" draw:text-style-name="P2" draw:layer="layout" svg:width="1.975cm" svg:height="0.645cm" svg:x="10.5cm" svg:y="8.2cm">
          <draw:text-box>
            <text:p><text:span text:style-name="T1">vNetwork</text:span></text:p>
          </draw:text-box>
        </draw:frame>
        <draw:frame draw:style-name="gr18" draw:text-style-name="P2" draw:layer="layout" svg:width="1.404cm" svg:height="0.645cm" svg:x="14.9cm" svg:y="8.2cm">
          <draw:text-box>
            <text:p><text:span text:style-name="T1">iSCSI</text:span></text:p>
          </draw:text-box>
        </draw:frame>
        <draw:frame draw:style-name="gr19" draw:text-style-name="P6" draw:layer="layout" svg:width="6.979cm" svg:height="0.645cm" svg:x="12.8cm" svg:y="16.7cm">
          <draw:text-box>
            <text:p><text:span text:style-name="T2">192.168.1.0/24(</text:span><text:span text:style-name="T3">neutron_ext_subnet_cidr</text:span><text:span text:style-name="T2">)</text:span></text:p>
          </draw:text-box>
        </draw:frame>
        <draw:line draw:style-name="gr3" draw:text-style-name="P1" draw:layer="layout" svg:x1="2.9cm" svg:y1="16.7cm" svg:x2="23cm" svg:y2="16.7cm">
          <text:p/>
        </draw:line>
        <draw:frame draw:style-name="gr20" draw:text-style-name="P2" draw:layer="layout" svg:width="1.582cm" svg:height="0.645cm" svg:x="13.5cm" svg:y="16.1cm">
          <draw:text-box>
            <text:p><text:span text:style-name="T1">ext-net</text:span></text:p>
          </draw:text-box>
        </draw:frame>
        <draw:frame draw:style-name="gr21" draw:text-style-name="P2" draw:layer="layout" svg:width="2.424cm" svg:height="0.645cm" svg:x="11.5cm" svg:y="12.8cm">
          <draw:text-box>
            <text:p><text:span text:style-name="T1">demo-router</text:span></text:p>
          </draw:text-box>
        </draw:frame>
        <draw:custom-shape draw:style-name="gr14" draw:text-style-name="P1" draw:layer="layout" svg:width="0.3cm" svg:height="0.3cm" svg:x="11.545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1.7cm" svg:y1="13.4cm" svg:x2="11.7cm" svg:y2="14.1cm">
          <text:p/>
        </draw:line>
        <draw:line draw:style-name="gr3" draw:text-style-name="P1" draw:layer="layout" svg:x1="11.7cm" svg:y1="11.6cm" svg:x2="11.7cm" svg:y2="12.845cm">
          <text:p/>
        </draw:line>
        <draw:custom-shape draw:style-name="gr14" draw:text-style-name="P1" draw:layer="layout" svg:width="0.3cm" svg:height="0.3cm" svg:x="11.545cm" svg:y="11.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3cm" svg:height="0.3cm" svg:x="8.845cm" svg:y="16.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1.2cm" svg:y1="11.6cm" svg:x2="18.4cm" svg:y2="11.6cm">
          <text:p/>
        </draw:line>
        <draw:frame draw:style-name="gr22" draw:text-style-name="P7" draw:layer="layout" svg:width="7.53cm" svg:height="0.725cm" svg:x="12.3cm" svg:y="11.5cm">
          <draw:text-box>
            <text:p><text:span text:style-name="T4">192.168.99.0/24(</text:span><text:span text:style-name="T5">neutron_demo_subnet_cidr</text:span><text:span text:style-name="T4">)</text:span></text:p>
          </draw:text-box>
        </draw:frame>
        <draw:frame draw:style-name="gr23" draw:text-style-name="P2" draw:layer="layout" svg:width="1.031cm" svg:height="0.645cm" svg:x="17.4cm" svg:y="10.3cm">
          <draw:text-box>
            <text:p><text:span text:style-name="T1">VM</text:span></text:p>
          </draw:text-box>
        </draw:frame>
        <draw:line draw:style-name="gr3" draw:text-style-name="P1" draw:layer="layout" svg:x1="17.9cm" svg:y1="10.945cm" svg:x2="17.9cm" svg:y2="11.645cm">
          <text:p/>
        </draw:line>
        <draw:custom-shape draw:style-name="gr14" draw:text-style-name="P1" draw:layer="layout" svg:width="0.3cm" svg:height="0.3cm" svg:x="17.745cm" svg:y="11.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2" draw:layer="layout" svg:width="1.992cm" svg:height="0.645cm" svg:x="13.3cm" svg:y="11cm">
          <draw:text-box>
            <text:p><text:span text:style-name="T1">demo-net</text:span></text:p>
          </draw:text-box>
        </draw:frame>
        <draw:line draw:style-name="gr3" draw:text-style-name="P1" draw:layer="layout" svg:x1="9cm" svg:y1="6.939cm" svg:x2="9cm" svg:y2="16.745cm">
          <text:p/>
        </draw:line>
        <draw:frame draw:style-name="gr25" draw:text-style-name="P2" draw:layer="layout" svg:width="1.425cm" svg:height="0.645cm" svg:x="21.1cm" svg:y="14.2cm">
          <draw:text-box>
            <text:p><text:span text:style-name="T1">router</text:span></text:p>
          </draw:text-box>
        </draw:frame>
        <draw:line draw:style-name="gr3" draw:text-style-name="P1" draw:layer="layout" svg:x1="21.8cm" svg:y1="14.845cm" svg:x2="21.8cm" svg:y2="16.7cm">
          <text:p/>
        </draw:line>
        <draw:custom-shape draw:style-name="gr14" draw:text-style-name="P1" draw:layer="layout" svg:width="0.3cm" svg:height="0.3cm" svg:x="21.645cm" svg:y="16.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2.6cm" svg:height="1.7cm" svg:x="20.45cm" svg:y="1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2.267cm" svg:height="0.645cm" svg:x="20.7cm" svg:y="12.6cm">
          <draw:text-box>
            <text:p><text:span text:style-name="T1">INTERNET</text:span></text:p>
          </draw:text-box>
        </draw:frame>
        <draw:frame draw:style-name="gr23" draw:text-style-name="P2" draw:layer="layout" svg:width="1.031cm" svg:height="0.645cm" svg:x="16.001cm" svg:y="10.3cm">
          <draw:text-box>
            <text:p><text:span text:style-name="T1">VM</text:span></text:p>
          </draw:text-box>
        </draw:frame>
        <draw:line draw:style-name="gr3" draw:text-style-name="P1" draw:layer="layout" svg:x1="16.501cm" svg:y1="10.945cm" svg:x2="16.501cm" svg:y2="11.645cm">
          <text:p/>
        </draw:line>
        <draw:custom-shape draw:style-name="gr14" draw:text-style-name="P1" draw:layer="layout" svg:width="0.3cm" svg:height="0.3cm" svg:x="16.346cm" svg:y="11.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6" draw:layer="layout" svg:width="6.073cm" svg:height="0.645cm" svg:x="11.6cm" svg:y="12.2cm">
          <draw:text-box>
            <text:p><text:span text:style-name="T2">.1(</text:span><text:span text:style-name="T3">neutron_demo_subnet_gateway)</text:span></text:p>
          </draw:text-box>
        </draw:frame>
        <draw:frame draw:style-name="gr28" draw:text-style-name="P6" draw:layer="layout" svg:width="7.978cm" svg:height="0.645cm" svg:x="11.6cm" svg:y="13.4cm">
          <draw:text-box>
            <text:p><text:span text:style-name="T2">.240</text:span><text:span text:style-name="T6">(neutron_ext_subnet_allocation_pool_start)</text:span></text:p>
          </draw:text-box>
        </draw:frame>
        <draw:frame draw:style-name="gr29" draw:text-style-name="P7" draw:layer="layout" svg:width="6.2cm" svg:height="1.119cm" svg:x="16.3cm" svg:y="14.8cm">
          <draw:text-box>
            <text:p><text:span text:style-name="T4">.1(</text:span><text:span text:style-name="T5">neutron_ext_subnet_gateway</text:span><text:span text:style-name="T4">)</text:span></text:p>
          </draw:text-box>
        </draw:frame>
        <draw:frame draw:style-name="gr30" draw:text-style-name="P8" draw:layer="layout" svg:width="2.534cm" svg:height="0.806cm" svg:x="3.746cm" svg:y="2.5cm">
          <draw:text-box>
            <text:p><text:span text:style-name="T7">controller</text:span></text:p>
          </draw:text-box>
        </draw:frame>
        <draw:frame draw:style-name="gr31" draw:text-style-name="P8" draw:layer="layout" svg:width="2.233cm" svg:height="0.806cm" svg:x="8.8cm" svg:y="2.3cm">
          <draw:text-box>
            <text:p><text:span text:style-name="T7">network</text:span></text:p>
          </draw:text-box>
        </draw:frame>
        <draw:frame draw:style-name="gr32" draw:text-style-name="P8" draw:layer="layout" svg:width="2.669cm" svg:height="0.806cm" svg:x="11.925cm" svg:y="3.9cm">
          <draw:text-box>
            <text:p><text:span text:style-name="T7">compute1</text:span></text:p>
          </draw:text-box>
        </draw:frame>
        <draw:frame draw:style-name="gr33" draw:text-style-name="P8" draw:layer="layout" svg:width="3.58cm" svg:height="0.806cm" svg:x="14.9cm" svg:y="3.9cm">
          <draw:text-box>
            <text:p><text:span text:style-name="T7">blockstorage1</text:span></text:p>
          </draw:text-box>
        </draw:frame>
        <draw:frame draw:style-name="gr34" draw:text-style-name="P2" draw:layer="layout" svg:width="2.78cm" svg:height="0.645cm" svg:x="12cm" svg:y="9.7cm">
          <draw:text-box>
            <text:p><text:span text:style-name="T1">virtual network</text:span></text:p>
          </draw:text-box>
        </draw:frame>
        <draw:custom-shape draw:style-name="gr35" draw:text-style-name="P10" draw:layer="layout" svg:width="7.3cm" svg:height="2.1cm" svg:x="1.4cm" svg:y="8.7cm">
          <text:p text:style-name="P1"><text:span text:style-name="T8">eth3: VirtualBox bridge connect</text:span></text:p>
          <text:p text:style-name="P1"><text:span text:style-name="T8">IP: .240 to .249</text:span></text:p>
          <text:p text:style-name="P9"><text:span text:style-name="T3">(neutron_ext_subnet_allocation_pool_start)</text:span></text:p>
          <text:p text:style-name="P9"><text:span text:style-name="T3">(neutron_ext_subnet_allocation_pool_end)</text:span></text:p>
          <draw:enhanced-geometry svg:viewBox="0 0 21600 21600" draw:mirror-horizontal="false" draw:mirror-vertical="false" draw:glue-points="10800 0 0 10800 10800 21600 21600 10800 ?f40 ?f41" draw:text-areas="0 0 21600 21600" draw:type="rectangular-callout" draw:modifiers="22579.2631146418 -17806.37791527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11" draw:layer="layout" svg:width="5.3cm" svg:height="0.806cm" svg:x="1.3cm" svg:y="13.498cm">
          <draw:text-box>
            <text:p><text:span text:style-name="T9">VirtualBox Guest</text:span></text:p>
          </draw:text-box>
        </draw:frame>
        <draw:frame draw:style-name="gr37" draw:text-style-name="P2" draw:layer="layout" svg:width="5.4cm" svg:height="0.657cm" svg:x="1.2cm" svg:y="15.294cm">
          <draw:text-box>
            <text:p><text:span text:style-name="T1">Linux Box</text:span></text:p>
          </draw:text-box>
        </draw:frame>
        <draw:frame draw:style-name="gr38" draw:text-style-name="P2" draw:layer="layout" svg:width="5.366cm" svg:height="0.645cm" svg:x="1.2cm" svg:y="14.534cm">
          <draw:text-box>
            <text:p><text:span text:style-name="T1">VirtualBox &amp; Vagrant &amp; Ansible</text:span></text:p>
          </draw:text-box>
        </draw:frame>
        <draw:custom-shape draw:style-name="gr14" draw:text-style-name="P1" draw:layer="layout" svg:width="0.3cm" svg:height="0.3cm" svg:x="3.845cm" svg:y="16.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cm" svg:y1="15.94cm" svg:x2="4cm" svg:y2="16.8cm">
          <text:p/>
        </draw:line>
        <draw:line draw:style-name="gr39" draw:text-style-name="P1" draw:layer="layout" svg:x1="9cm" svg:y1="6.9cm" svg:x2="11.6cm" svg:y2="14.045cm">
          <text:p/>
        </draw:line>
        <draw:frame draw:style-name="gr40" draw:layer="layout" svg:width="14.476cm" svg:height="0.962cm" svg:x="1cm" svg:y="1.1cm">
          <draw:text-box>
            <text:p>trusty-docker-openstack Components &amp; Network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ACHI KIYOHIRO</meta:initial-creator>
    <meta:creation-date>2015-05-01T18:23:07</meta:creation-date>
    <dc:date>2015-05-02T17:53:49</dc:date>
    <dc:creator>ADACHI KIYOHIRO</dc:creator>
    <meta:editing-duration>PT22H46M37S</meta:editing-duration>
    <meta:editing-cycles>17</meta:editing-cycles>
    <meta:generator>OpenOffice/4.1.1$Unix OpenOffice.org_project/411m6$Build-9775</meta:generator>
    <meta:document-statistic meta:object-count="95"/>
  </office:meta>
</office:document-meta>
</file>